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le_stats" table:style-name="ta1">
        <table:shapes>
          <draw:frame draw:z-index="0" draw:style-name="gr1" draw:text-style-name="P1" svg:width="39.428cm" svg:height="21.011cm" svg:x="4.32cm" svg:y="0.106cm">
            <draw:object draw:notify-on-update-of-ranges="table_stats.B1:table_stats.B1 table_stats.B2:table_stats.B31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ash</text:p>
          </table:table-cell>
          <table:table-cell office:value-type="string" calcext:value-type="string">
            <text:p><text:s/>Number of word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0T13:26:04.461098415</dc:date>
    <meta:editing-duration>PT1M50S</meta:editing-duration>
    <meta:editing-cycles>1</meta:editing-cycles>
    <meta:document-statistic meta:table-count="1" meta:cell-count="632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9.429cm" svg:height="21.012cm" xlink:href=".." xlink:type="simple" chart:class="chart:bar" chart:style-name="ch1">
        <chart:legend chart:legend-position="end" svg:x="35.975cm" svg:y="10.207cm" style:legend-expansion="high" chart:style-name="ch2"/>
        <chart:plot-area chart:style-name="ch3" table:cell-range-address="table_stats.B1:table_stats.B3162" chart:data-source-has-labels="row" svg:x="0.788cm" svg:y="0.42cm" svg:width="34.399cm" svg:height="20.172cm">
          <chart:coordinate-region svg:x="1.409cm" svg:y="0.619cm" svg:width="33.778cm" svg:height="18.9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le_stats.B2:table_stats.B3162" chart:label-cell-address="table_stats.B1:table_stats.B1" chart:class="chart:bar">
            <chart:data-point chart:repeated="31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umber of words</text:p>
                <draw:g>
                  <svg:desc>table_stats.B1:table_stat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table_stats.B2:table_stats.B3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